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TeXGyreHeros" svg:font-family="TeXGyreHeros"/>
    <style:font-face style:name="TeXGyreHerosular" svg:font-family="TeXGyreHerosular"/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draw:marker-start-width="0.24cm" draw:marker-end-width="0.24cm" draw:stroke-linejoin="round" svg:stroke-linecap="round" draw:fill="solid" draw:fill-color="#006400" fo:padding-top="0.026cm" fo:padding-bottom="0.026cm" fo:padding-left="0.026cm" fo:padding-right="0.026cm"/>
    </style:style>
    <style:style style:name="gr2" style:family="graphic" style:parent-style-name="standard">
      <style:graphic-properties draw:stroke="solid" svg:stroke-width="0.026cm" svg:stroke-color="#000000" draw:stroke-linejoin="round" svg:stroke-linecap="round" draw:fill="solid" draw:fill-color="#006400" fo:padding-top="0.013cm" fo:padding-bottom="0.013cm" fo:padding-left="0.013cm" fo:padding-right="0.013cm"/>
    </style:style>
    <style:style style:name="gr3" style:family="graphic" style:parent-style-name="standard">
      <style:graphic-properties draw:stroke="solid" svg:stroke-width="0.053cm" svg:stroke-color="#000000" draw:marker-start-width="0.24cm" draw:marker-end-width="0.24cm" draw:stroke-linejoin="round" svg:stroke-linecap="round" draw:fill="none" fo:padding-top="0.026cm" fo:padding-bottom="0.026cm" fo:padding-left="0.026cm" fo:padding-right="0.026cm"/>
    </style:style>
    <style:style style:name="gr4" style:family="graphic" style:parent-style-name="standard">
      <style:graphic-properties draw:stroke="solid" svg:stroke-width="0.079cm" svg:stroke-color="#bebebe" draw:stroke-linejoin="round" svg:stroke-linecap="round" draw:fill="none" fo:padding-top="0.039cm" fo:padding-bottom="0.039cm" fo:padding-left="0.039cm" fo:padding-right="0.039cm"/>
    </style:style>
    <style:style style:name="gr5" style:family="graphic" style:parent-style-name="standard">
      <style:graphic-properties draw:stroke="solid" svg:stroke-width="0.132cm" svg:stroke-color="#000000" draw:stroke-linejoin="round" svg:stroke-linecap="round" draw:fill="none" fo:padding-top="0.066cm" fo:padding-bottom="0.066cm" fo:padding-left="0.066cm" fo:padding-right="0.066cm"/>
    </style:style>
    <style:style style:name="gr6" style:family="graphic" style:parent-style-name="objectwithoutfill">
      <style:graphic-properties svg:stroke-width="0.159cm" svg:stroke-color="#861001" draw:marker-start="Rounded_20_large_20_Arrow" draw:marker-start-width="0.438cm" draw:marker-end="Rounded_20_large_20_Arrow" draw:marker-end-width="0.438cm" draw:fill="none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2.533cm" fo:min-width="5.031cm" fo:padding-top="0cm" fo:padding-bottom="0cm" fo:padding-left="0cm" fo:padding-right="0cm"/>
    </style:style>
    <style:style style:name="gr8" style:family="graphic" style:parent-style-name="Obiect_20_fără_20_umplere_20_și_20_linie">
      <style:graphic-properties draw:textarea-vertical-align="middle" draw:ole-draw-aspect="1" style:protect="siz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min-height="3.733cm" fo:min-width="5.031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26cm" svg:stroke-color="#000000" draw:stroke-linejoin="round" svg:stroke-linecap="round" draw:fill="none" fo:padding-top="0.013cm" fo:padding-bottom="0.013cm" fo:padding-left="0.013cm" fo:padding-right="0.013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905cm" fo:min-width="0.48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905cm" fo:min-width="1.00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905cm" fo:min-width="0.98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933cm" fo:min-width="0.48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905cm" fo:min-width="0.989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906cm" fo:min-width="0.989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905cm" fo:min-width="1.48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492cm" fo:min-width="8.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094cm" fo:min-width="7.337cm" fo:padding-top="0cm" fo:padding-bottom="0cm" fo:padding-left="0cm" fo:padding-right="0cm"/>
    </style:style>
    <style:style style:name="gr20" style:family="graphic" style:parent-style-name="standard">
      <style:graphic-properties draw:stroke="solid" svg:stroke-width="0.132cm" svg:stroke-color="#ff0000" draw:stroke-linejoin="round" svg:stroke-linecap="round" draw:fill="none" fo:padding-top="0.066cm" fo:padding-bottom="0.066cm" fo:padding-left="0.066cm" fo:padding-right="0.066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11cm" fo:min-width="8.619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094cm" fo:min-width="5.086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795cm" fo:min-width="5.326cm" fo:padding-top="0cm" fo:padding-bottom="0cm" fo:padding-left="0cm" fo:padding-right="0cm"/>
    </style:style>
    <style:style style:name="P1" style:family="paragraph">
      <loext:graphic-properties draw:fill="solid" draw:fill-color="#006400"/>
    </style:style>
    <style:style style:name="P2" style:family="paragraph">
      <loext:graphic-properties draw:fill="non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center" style:writing-mode="lr-tb"/>
      <style:text-properties style:font-name="Constantia" fo:font-size="27.8999996185303pt" style:font-size-asian="27.8999996185303pt" style:font-size-complex="27.8999996185303pt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  <style:text-properties fo:color="#861001"/>
    </style:style>
    <style:style style:name="P8" style:family="paragraph">
      <loext:graphic-properties draw:fill="none"/>
      <style:paragraph-properties fo:text-align="center" style:writing-mode="lr-tb"/>
      <style:text-properties fo:color="#861001" style:font-name="Constantia" fo:font-size="27.8999996185303pt" style:font-size-asian="27.8999996185303pt" style:font-size-complex="27.8999996185303pt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11" style:family="paragraph">
      <loext:graphic-properties draw:fill="none"/>
      <style:paragraph-properties fo:text-align="start" style:writing-mode="lr-tb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start" style:writing-mode="lr-tb"/>
      <style:text-properties fo:font-size="22pt" style:font-size-asian="22pt" style:font-size-complex="22pt"/>
    </style:style>
    <style:style style:name="P13" style:family="paragraph">
      <loext:graphic-properties draw:fill="none"/>
      <style:paragraph-properties fo:text-align="start" style:writing-mode="lr-tb"/>
      <style:text-properties fo:font-size="20pt" style:font-size-asian="20pt" style:font-size-complex="20pt"/>
    </style:style>
    <style:style style:name="T1" style:family="text">
      <style:text-properties fo:color="#000000" style:font-name="Constantia" fo:font-size="36pt" style:font-size-asian="36pt" style:font-name-complex="Helvetica" style:font-size-complex="36pt"/>
    </style:style>
    <style:style style:name="T2" style:family="text">
      <style:text-properties fo:color="#861001" style:font-name="Constantia" fo:font-size="36pt" style:font-size-asian="36pt" style:font-name-complex="Helvetica" style:font-size-complex="36pt"/>
    </style:style>
    <style:style style:name="T3" style:family="text">
      <style:text-properties fo:color="#000000" style:font-name="TeXGyreHerosular" fo:font-size="18pt" style:font-size-asian="18pt" style:font-name-complex="TeXGyreHerosular" style:font-size-complex="18pt"/>
    </style:style>
    <style:style style:name="T4" style:family="text">
      <style:text-properties fo:color="#000000" style:font-name="TeXGyreHeros" fo:font-size="24pt" fo:font-weight="bold" style:font-size-asian="24pt" style:font-name-complex="TeXGyreHeros" style:font-size-complex="24pt" style:font-weight-complex="bold"/>
    </style:style>
    <style:style style:name="T5" style:family="text">
      <style:text-properties fo:color="#000000" style:font-name="TeXGyreHerosular" fo:font-size="22pt" style:font-size-asian="22pt" style:font-name-complex="TeXGyreHerosular" style:font-size-complex="22pt"/>
    </style:style>
    <style:style style:name="T6" style:family="text">
      <style:text-properties fo:color="#000000" style:font-name="TeXGyreHerosular" fo:font-size="20pt" style:font-size-asian="20pt" style:font-name-complex="TeXGyreHerosular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Implicit">
        <draw:g>
          <draw:polygon draw:style-name="gr1" draw:text-style-name="P1" draw:layer="layout" svg:width="0.306cm" svg:height="0cm" svg:x="13.618cm" svg:y="9.633cm" svg:viewBox="0 0 307 0" draw:points="0,0 307,0">
            <text:p/>
          </draw:polygon>
          <draw:polygon draw:style-name="gr1" draw:text-style-name="P1" draw:layer="layout" svg:width="0.306cm" svg:height="0cm" svg:x="13.986cm" svg:y="9.633cm" svg:viewBox="0 0 307 0" draw:points="0,0 307,0">
            <text:p/>
          </draw:polygon>
          <draw:polygon draw:style-name="gr2" draw:text-style-name="P1" draw:layer="layout" svg:width="0.306cm" svg:height="2.332cm" svg:x="14.354cm" svg:y="7.3cm" svg:viewBox="0 0 307 2333" draw:points="0,2333 307,2333 307,0 0,0">
            <text:p/>
          </draw:polygon>
          <draw:polygon draw:style-name="gr2" draw:text-style-name="P1" draw:layer="layout" svg:width="0.306cm" svg:height="3.032cm" svg:x="14.723cm" svg:y="6.6cm" svg:viewBox="0 0 307 3033" draw:points="0,3033 307,3033 307,0 0,0">
            <text:p/>
          </draw:polygon>
          <draw:polygon draw:style-name="gr2" draw:text-style-name="P1" draw:layer="layout" svg:width="0.306cm" svg:height="3.966cm" svg:x="15.091cm" svg:y="5.666cm" svg:viewBox="0 0 307 3967" draw:points="0,3967 307,3967 307,0 0,0">
            <text:p/>
          </draw:polygon>
          <draw:polygon draw:style-name="gr2" draw:text-style-name="P1" draw:layer="layout" svg:width="0.306cm" svg:height="4.666cm" svg:x="15.459cm" svg:y="4.966cm" svg:viewBox="0 0 307 4667" draw:points="0,4667 307,4667 307,0 0,0">
            <text:p/>
          </draw:polygon>
          <draw:polygon draw:style-name="gr2" draw:text-style-name="P1" draw:layer="layout" svg:width="0.306cm" svg:height="4.666cm" svg:x="15.828cm" svg:y="4.966cm" svg:viewBox="0 0 307 4667" draw:points="0,4667 307,4667 307,0 0,0">
            <text:p/>
          </draw:polygon>
          <draw:polygon draw:style-name="gr2" draw:text-style-name="P1" draw:layer="layout" svg:width="0.306cm" svg:height="3.966cm" svg:x="16.196cm" svg:y="5.666cm" svg:viewBox="0 0 307 3967" draw:points="0,3967 307,3967 307,0 0,0">
            <text:p/>
          </draw:polygon>
          <draw:polygon draw:style-name="gr2" draw:text-style-name="P1" draw:layer="layout" svg:width="0.306cm" svg:height="3.032cm" svg:x="16.564cm" svg:y="6.6cm" svg:viewBox="0 0 307 3033" draw:points="0,3033 307,3033 307,0 0,0">
            <text:p/>
          </draw:polygon>
          <draw:polygon draw:style-name="gr2" draw:text-style-name="P1" draw:layer="layout" svg:width="0.306cm" svg:height="2.332cm" svg:x="16.933cm" svg:y="7.3cm" svg:viewBox="0 0 307 2333" draw:points="0,2333 307,2333 307,0 0,0">
            <text:p/>
          </draw:polygon>
          <draw:polygon draw:style-name="gr1" draw:text-style-name="P1" draw:layer="layout" svg:width="0.306cm" svg:height="0cm" svg:x="17.3cm" svg:y="9.633cm" svg:viewBox="0 0 307 0" draw:points="0,0 307,0">
            <text:p/>
          </draw:polygon>
          <draw:polygon draw:style-name="gr1" draw:text-style-name="P1" draw:layer="layout" svg:width="0.306cm" svg:height="0cm" svg:x="17.669cm" svg:y="9.633cm" svg:viewBox="0 0 307 0" draw:points="0,0 307,0">
            <text:p/>
          </draw:polygon>
          <draw:line draw:style-name="gr3" draw:text-style-name="P2" draw:layer="layout" svg:x1="13.508cm" svg:y1="9.633cm" svg:x2="13.508cm" svg:y2="2.633cm">
            <text:p/>
          </draw:line>
          <draw:line draw:style-name="gr3" draw:text-style-name="P2" draw:layer="layout" svg:x1="13.508cm" svg:y1="9.633cm" svg:x2="13.396cm" svg:y2="9.633cm">
            <text:p/>
          </draw:line>
          <draw:line draw:style-name="gr3" draw:text-style-name="P2" draw:layer="layout" svg:x1="13.508cm" svg:y1="8.466cm" svg:x2="13.396cm" svg:y2="8.466cm">
            <text:p/>
          </draw:line>
          <draw:line draw:style-name="gr3" draw:text-style-name="P2" draw:layer="layout" svg:x1="13.508cm" svg:y1="7.3cm" svg:x2="13.396cm" svg:y2="7.3cm">
            <text:p/>
          </draw:line>
          <draw:line draw:style-name="gr3" draw:text-style-name="P2" draw:layer="layout" svg:x1="13.508cm" svg:y1="6.133cm" svg:x2="13.396cm" svg:y2="6.133cm">
            <text:p/>
          </draw:line>
          <draw:line draw:style-name="gr3" draw:text-style-name="P2" draw:layer="layout" svg:x1="13.508cm" svg:y1="4.966cm" svg:x2="13.396cm" svg:y2="4.966cm">
            <text:p/>
          </draw:line>
          <draw:line draw:style-name="gr3" draw:text-style-name="P2" draw:layer="layout" svg:x1="13.508cm" svg:y1="3.8cm" svg:x2="13.396cm" svg:y2="3.8cm">
            <text:p/>
          </draw:line>
          <draw:line draw:style-name="gr3" draw:text-style-name="P2" draw:layer="layout" svg:x1="13.508cm" svg:y1="2.633cm" svg:x2="13.396cm" svg:y2="2.633cm">
            <text:p/>
          </draw:line>
        </draw:g>
        <draw:g>
          <draw:line draw:style-name="gr3" draw:text-style-name="P2" draw:layer="layout" svg:x1="19.805cm" svg:y1="9.519cm" svg:x2="29.23cm" svg:y2="9.519cm">
            <text:p/>
          </draw:line>
          <draw:line draw:style-name="gr3" draw:text-style-name="P2" draw:layer="layout" svg:x1="19.805cm" svg:y1="9.519cm" svg:x2="19.805cm" svg:y2="9.633cm">
            <text:p/>
          </draw:line>
          <draw:line draw:style-name="gr3" draw:text-style-name="P2" draw:layer="layout" svg:x1="21.376cm" svg:y1="9.519cm" svg:x2="21.376cm" svg:y2="9.633cm">
            <text:p/>
          </draw:line>
          <draw:line draw:style-name="gr3" draw:text-style-name="P2" draw:layer="layout" svg:x1="22.947cm" svg:y1="9.519cm" svg:x2="22.947cm" svg:y2="9.633cm">
            <text:p/>
          </draw:line>
          <draw:line draw:style-name="gr3" draw:text-style-name="P2" draw:layer="layout" svg:x1="24.518cm" svg:y1="9.519cm" svg:x2="24.518cm" svg:y2="9.633cm">
            <text:p/>
          </draw:line>
          <draw:line draw:style-name="gr3" draw:text-style-name="P2" draw:layer="layout" svg:x1="26.088cm" svg:y1="9.519cm" svg:x2="26.088cm" svg:y2="9.633cm">
            <text:p/>
          </draw:line>
          <draw:line draw:style-name="gr3" draw:text-style-name="P2" draw:layer="layout" svg:x1="27.659cm" svg:y1="9.519cm" svg:x2="27.659cm" svg:y2="9.633cm">
            <text:p/>
          </draw:line>
          <draw:line draw:style-name="gr3" draw:text-style-name="P2" draw:layer="layout" svg:x1="29.23cm" svg:y1="9.519cm" svg:x2="29.23cm" svg:y2="9.633cm">
            <text:p/>
          </draw:line>
          <draw:line draw:style-name="gr3" draw:text-style-name="P2" draw:layer="layout" svg:x1="19.755cm" svg:y1="9.254cm" svg:x2="19.755cm" svg:y2="2.633cm">
            <text:p/>
          </draw:line>
          <draw:line draw:style-name="gr3" draw:text-style-name="P2" draw:layer="layout" svg:x1="19.755cm" svg:y1="9.254cm" svg:x2="19.641cm" svg:y2="9.254cm">
            <text:p/>
          </draw:line>
          <draw:line draw:style-name="gr3" draw:text-style-name="P2" draw:layer="layout" svg:x1="19.755cm" svg:y1="8.308cm" svg:x2="19.641cm" svg:y2="8.308cm">
            <text:p/>
          </draw:line>
          <draw:line draw:style-name="gr3" draw:text-style-name="P2" draw:layer="layout" svg:x1="19.755cm" svg:y1="7.362cm" svg:x2="19.641cm" svg:y2="7.362cm">
            <text:p/>
          </draw:line>
          <draw:line draw:style-name="gr3" draw:text-style-name="P2" draw:layer="layout" svg:x1="19.755cm" svg:y1="6.416cm" svg:x2="19.641cm" svg:y2="6.416cm">
            <text:p/>
          </draw:line>
          <draw:line draw:style-name="gr3" draw:text-style-name="P2" draw:layer="layout" svg:x1="19.755cm" svg:y1="5.471cm" svg:x2="19.641cm" svg:y2="5.471cm">
            <text:p/>
          </draw:line>
          <draw:line draw:style-name="gr3" draw:text-style-name="P2" draw:layer="layout" svg:x1="19.755cm" svg:y1="4.525cm" svg:x2="19.641cm" svg:y2="4.525cm">
            <text:p/>
          </draw:line>
          <draw:line draw:style-name="gr3" draw:text-style-name="P2" draw:layer="layout" svg:x1="19.755cm" svg:y1="3.579cm" svg:x2="19.641cm" svg:y2="3.579cm">
            <text:p/>
          </draw:line>
          <draw:line draw:style-name="gr3" draw:text-style-name="P2" draw:layer="layout" svg:x1="19.755cm" svg:y1="2.633cm" svg:x2="19.641cm" svg:y2="2.633cm">
            <text:p/>
          </draw:line>
          <draw:line draw:style-name="gr4" draw:text-style-name="P2" draw:layer="layout" svg:x1="22.229cm" svg:y1="3.474cm" svg:x2="22.378cm" svg:y2="3.325cm">
            <text:p/>
          </draw:line>
          <draw:line draw:style-name="gr4" draw:text-style-name="P2" draw:layer="layout" svg:x1="22.024cm" svg:y1="3.804cm" svg:x2="22.512cm" svg:y2="3.315cm">
            <text:p/>
          </draw:line>
          <draw:line draw:style-name="gr4" draw:text-style-name="P2" draw:layer="layout" svg:x1="21.953cm" svg:y1="4cm" svg:x2="22.641cm" svg:y2="3.312cm">
            <text:p/>
          </draw:line>
          <draw:line draw:style-name="gr4" draw:text-style-name="P2" draw:layer="layout" svg:x1="21.895cm" svg:y1="4.182cm" svg:x2="22.708cm" svg:y2="3.368cm">
            <text:p/>
          </draw:line>
          <draw:line draw:style-name="gr4" draw:text-style-name="P2" draw:layer="layout" svg:x1="21.837cm" svg:y1="4.364cm" svg:x2="22.775cm" svg:y2="3.425cm">
            <text:p/>
          </draw:line>
          <draw:line draw:style-name="gr4" draw:text-style-name="P2" draw:layer="layout" svg:x1="21.779cm" svg:y1="4.546cm" svg:x2="22.842cm" svg:y2="3.482cm">
            <text:p/>
          </draw:line>
          <draw:line draw:style-name="gr4" draw:text-style-name="P2" draw:layer="layout" svg:x1="21.721cm" svg:y1="4.728cm" svg:x2="22.91cm" svg:y2="3.539cm">
            <text:p/>
          </draw:line>
          <draw:line draw:style-name="gr4" draw:text-style-name="P2" draw:layer="layout" svg:x1="21.671cm" svg:y1="4.902cm" svg:x2="22.959cm" svg:y2="3.613cm">
            <text:p/>
          </draw:line>
          <draw:line draw:style-name="gr4" draw:text-style-name="P2" draw:layer="layout" svg:x1="21.629cm" svg:y1="5.069cm" svg:x2="22.986cm" svg:y2="3.711cm">
            <text:p/>
          </draw:line>
          <draw:line draw:style-name="gr4" draw:text-style-name="P2" draw:layer="layout" svg:x1="21.587cm" svg:y1="5.235cm" svg:x2="23.012cm" svg:y2="3.809cm">
            <text:p/>
          </draw:line>
          <draw:line draw:style-name="gr4" draw:text-style-name="P2" draw:layer="layout" svg:x1="21.545cm" svg:y1="5.402cm" svg:x2="23.039cm" svg:y2="3.907cm">
            <text:p/>
          </draw:line>
          <draw:line draw:style-name="gr4" draw:text-style-name="P2" draw:layer="layout" svg:x1="21.503cm" svg:y1="5.568cm" svg:x2="23.066cm" svg:y2="4.004cm">
            <text:p/>
          </draw:line>
          <draw:line draw:style-name="gr4" draw:text-style-name="P2" draw:layer="layout" svg:x1="21.461cm" svg:y1="5.734cm" svg:x2="23.092cm" svg:y2="4.102cm">
            <text:p/>
          </draw:line>
          <draw:line draw:style-name="gr4" draw:text-style-name="P2" draw:layer="layout" svg:x1="21.419cm" svg:y1="5.901cm" svg:x2="23.119cm" svg:y2="4.2cm">
            <text:p/>
          </draw:line>
          <draw:line draw:style-name="gr4" draw:text-style-name="P2" draw:layer="layout" svg:x1="21.377cm" svg:y1="6.067cm" svg:x2="23.145cm" svg:y2="4.297cm">
            <text:p/>
          </draw:line>
          <draw:line draw:style-name="gr4" draw:text-style-name="P2" draw:layer="layout" svg:x1="21.333cm" svg:y1="6.235cm" svg:x2="23.171cm" svg:y2="4.395cm">
            <text:p/>
          </draw:line>
          <draw:line draw:style-name="gr4" draw:text-style-name="P2" draw:layer="layout" svg:x1="21.289cm" svg:y1="6.403cm" svg:x2="23.198cm" svg:y2="4.493cm">
            <text:p/>
          </draw:line>
          <draw:line draw:style-name="gr4" draw:text-style-name="P2" draw:layer="layout" svg:x1="21.245cm" svg:y1="6.572cm" svg:x2="23.225cm" svg:y2="4.591cm">
            <text:p/>
          </draw:line>
          <draw:line draw:style-name="gr4" draw:text-style-name="P2" draw:layer="layout" svg:x1="21.201cm" svg:y1="6.74cm" svg:x2="23.251cm" svg:y2="4.688cm">
            <text:p/>
          </draw:line>
          <draw:line draw:style-name="gr4" draw:text-style-name="P2" draw:layer="layout" svg:x1="21.157cm" svg:y1="6.908cm" svg:x2="23.28cm" svg:y2="4.783cm">
            <text:p/>
          </draw:line>
          <draw:line draw:style-name="gr4" draw:text-style-name="P2" draw:layer="layout" svg:x1="21.113cm" svg:y1="7.076cm" svg:x2="23.312cm" svg:y2="4.876cm">
            <text:p/>
          </draw:line>
          <draw:line draw:style-name="gr4" draw:text-style-name="P2" draw:layer="layout" svg:x1="21.07cm" svg:y1="7.244cm" svg:x2="23.344cm" svg:y2="4.968cm">
            <text:p/>
          </draw:line>
          <draw:line draw:style-name="gr4" draw:text-style-name="P2" draw:layer="layout" svg:x1="21.017cm" svg:y1="7.421cm" svg:x2="23.375cm" svg:y2="5.061cm">
            <text:p/>
          </draw:line>
          <draw:line draw:style-name="gr4" draw:text-style-name="P2" draw:layer="layout" svg:x1="20.963cm" svg:y1="7.599cm" svg:x2="23.407cm" svg:y2="5.154cm">
            <text:p/>
          </draw:line>
          <draw:line draw:style-name="gr4" draw:text-style-name="P2" draw:layer="layout" svg:x1="20.909cm" svg:y1="7.777cm" svg:x2="23.439cm" svg:y2="5.246cm">
            <text:p/>
          </draw:line>
          <draw:line draw:style-name="gr4" draw:text-style-name="P2" draw:layer="layout" svg:x1="20.855cm" svg:y1="7.956cm" svg:x2="23.47cm" svg:y2="5.339cm">
            <text:p/>
          </draw:line>
          <draw:line draw:style-name="gr4" draw:text-style-name="P2" draw:layer="layout" svg:x1="20.801cm" svg:y1="8.134cm" svg:x2="23.502cm" svg:y2="5.431cm">
            <text:p/>
          </draw:line>
          <draw:line draw:style-name="gr4" draw:text-style-name="P2" draw:layer="layout" svg:x1="20.747cm" svg:y1="8.312cm" svg:x2="23.534cm" svg:y2="5.524cm">
            <text:p/>
          </draw:line>
          <draw:line draw:style-name="gr4" draw:text-style-name="P2" draw:layer="layout" svg:x1="20.685cm" svg:y1="8.499cm" svg:x2="23.565cm" svg:y2="5.617cm">
            <text:p/>
          </draw:line>
          <draw:line draw:style-name="gr4" draw:text-style-name="P2" draw:layer="layout" svg:x1="20.623cm" svg:y1="8.685cm" svg:x2="23.6cm" svg:y2="5.706cm">
            <text:p/>
          </draw:line>
          <draw:line draw:style-name="gr4" draw:text-style-name="P2" draw:layer="layout" svg:x1="20.561cm" svg:y1="8.871cm" svg:x2="23.637cm" svg:y2="5.793cm">
            <text:p/>
          </draw:line>
          <draw:polyline draw:style-name="gr4" draw:text-style-name="P2" draw:layer="layout" svg:width="0cm" svg:height="0cm" svg:x="20.303cm" svg:y="9.254cm" svg:viewBox="0 0 0 0" draw:points="0,0">
            <text:p/>
          </draw:polyline>
          <draw:line draw:style-name="gr4" draw:text-style-name="P2" draw:layer="layout" svg:x1="20.5cm" svg:y1="9.057cm" svg:x2="23.675cm" svg:y2="5.88cm">
            <text:p/>
          </draw:line>
          <draw:polyline draw:style-name="gr4" draw:text-style-name="P2" draw:layer="layout" svg:width="0cm" svg:height="0cm" svg:x="20.427cm" svg:y="9.254cm" svg:viewBox="0 0 0 0" draw:points="0,0">
            <text:p/>
          </draw:polyline>
          <draw:line draw:style-name="gr4" draw:text-style-name="P2" draw:layer="layout" svg:x1="20.438cm" svg:y1="9.244cm" svg:x2="23.712cm" svg:y2="5.967cm">
            <text:p/>
          </draw:line>
          <draw:line draw:style-name="gr4" draw:text-style-name="P2" draw:layer="layout" svg:x1="20.551cm" svg:y1="9.255cm" svg:x2="23.749cm" svg:y2="6.054cm">
            <text:p/>
          </draw:line>
          <draw:line draw:style-name="gr4" draw:text-style-name="P2" draw:layer="layout" svg:x1="20.675cm" svg:y1="9.255cm" svg:x2="23.787cm" svg:y2="6.141cm">
            <text:p/>
          </draw:line>
          <draw:line draw:style-name="gr4" draw:text-style-name="P2" draw:layer="layout" svg:x1="20.799cm" svg:y1="9.254cm" svg:x2="23.823cm" svg:y2="6.227cm">
            <text:p/>
          </draw:line>
          <draw:line draw:style-name="gr4" draw:text-style-name="P2" draw:layer="layout" svg:x1="20.923cm" svg:y1="9.255cm" svg:x2="23.861cm" svg:y2="6.315cm">
            <text:p/>
          </draw:line>
          <draw:line draw:style-name="gr4" draw:text-style-name="P2" draw:layer="layout" svg:x1="21.048cm" svg:y1="9.255cm" svg:x2="23.9cm" svg:y2="6.401cm">
            <text:p/>
          </draw:line>
          <draw:line draw:style-name="gr4" draw:text-style-name="P2" draw:layer="layout" svg:x1="21.172cm" svg:y1="9.254cm" svg:x2="23.943cm" svg:y2="6.481cm">
            <text:p/>
          </draw:line>
          <draw:line draw:style-name="gr4" draw:text-style-name="P2" draw:layer="layout" svg:x1="21.296cm" svg:y1="9.254cm" svg:x2="23.987cm" svg:y2="6.562cm">
            <text:p/>
          </draw:line>
          <draw:line draw:style-name="gr4" draw:text-style-name="P2" draw:layer="layout" svg:x1="21.42cm" svg:y1="9.254cm" svg:x2="24.03cm" svg:y2="6.643cm">
            <text:p/>
          </draw:line>
          <draw:line draw:style-name="gr4" draw:text-style-name="P2" draw:layer="layout" svg:x1="21.544cm" svg:y1="9.254cm" svg:x2="24.073cm" svg:y2="6.723cm">
            <text:p/>
          </draw:line>
          <draw:line draw:style-name="gr4" draw:text-style-name="P2" draw:layer="layout" svg:x1="21.669cm" svg:y1="9.254cm" svg:x2="24.117cm" svg:y2="6.804cm">
            <text:p/>
          </draw:line>
          <draw:line draw:style-name="gr4" draw:text-style-name="P2" draw:layer="layout" svg:x1="21.793cm" svg:y1="9.254cm" svg:x2="24.16cm" svg:y2="6.885cm">
            <text:p/>
          </draw:line>
          <draw:line draw:style-name="gr4" draw:text-style-name="P2" draw:layer="layout" svg:x1="21.917cm" svg:y1="9.255cm" svg:x2="24.204cm" svg:y2="6.966cm">
            <text:p/>
          </draw:line>
          <draw:line draw:style-name="gr4" draw:text-style-name="P2" draw:layer="layout" svg:x1="22.041cm" svg:y1="9.254cm" svg:x2="24.253cm" svg:y2="7.04cm">
            <text:p/>
          </draw:line>
          <draw:line draw:style-name="gr4" draw:text-style-name="P2" draw:layer="layout" svg:x1="22.165cm" svg:y1="9.254cm" svg:x2="24.303cm" svg:y2="7.114cm">
            <text:p/>
          </draw:line>
          <draw:line draw:style-name="gr4" draw:text-style-name="P2" draw:layer="layout" svg:x1="22.289cm" svg:y1="9.254cm" svg:x2="24.354cm" svg:y2="7.188cm">
            <text:p/>
          </draw:line>
          <draw:line draw:style-name="gr4" draw:text-style-name="P2" draw:layer="layout" svg:x1="22.413cm" svg:y1="9.255cm" svg:x2="24.403cm" svg:y2="7.263cm">
            <text:p/>
          </draw:line>
          <draw:line draw:style-name="gr4" draw:text-style-name="P2" draw:layer="layout" svg:x1="22.538cm" svg:y1="9.255cm" svg:x2="24.454cm" svg:y2="7.337cm">
            <text:p/>
          </draw:line>
          <draw:line draw:style-name="gr4" draw:text-style-name="P2" draw:layer="layout" svg:x1="22.662cm" svg:y1="9.254cm" svg:x2="24.504cm" svg:y2="7.411cm">
            <text:p/>
          </draw:line>
          <draw:line draw:style-name="gr4" draw:text-style-name="P2" draw:layer="layout" svg:x1="22.786cm" svg:y1="9.254cm" svg:x2="24.559cm" svg:y2="7.48cm">
            <text:p/>
          </draw:line>
          <draw:line draw:style-name="gr4" draw:text-style-name="P2" draw:layer="layout" svg:x1="22.91cm" svg:y1="9.254cm" svg:x2="24.616cm" svg:y2="7.547cm">
            <text:p/>
          </draw:line>
          <draw:line draw:style-name="gr4" draw:text-style-name="P2" draw:layer="layout" svg:x1="23.034cm" svg:y1="9.255cm" svg:x2="24.672cm" svg:y2="7.615cm">
            <text:p/>
          </draw:line>
          <draw:line draw:style-name="gr4" draw:text-style-name="P2" draw:layer="layout" svg:x1="23.158cm" svg:y1="9.254cm" svg:x2="24.73cm" svg:y2="7.682cm">
            <text:p/>
          </draw:line>
          <draw:line draw:style-name="gr4" draw:text-style-name="P2" draw:layer="layout" svg:x1="23.283cm" svg:y1="9.254cm" svg:x2="24.787cm" svg:y2="7.749cm">
            <text:p/>
          </draw:line>
          <draw:line draw:style-name="gr4" draw:text-style-name="P2" draw:layer="layout" svg:x1="23.407cm" svg:y1="9.254cm" svg:x2="24.845cm" svg:y2="7.815cm">
            <text:p/>
          </draw:line>
          <draw:line draw:style-name="gr4" draw:text-style-name="P2" draw:layer="layout" svg:x1="23.531cm" svg:y1="9.254cm" svg:x2="24.909cm" svg:y2="7.875cm">
            <text:p/>
          </draw:line>
          <draw:line draw:style-name="gr4" draw:text-style-name="P2" draw:layer="layout" svg:x1="23.655cm" svg:y1="9.254cm" svg:x2="24.973cm" svg:y2="7.935cm">
            <text:p/>
          </draw:line>
          <draw:line draw:style-name="gr4" draw:text-style-name="P2" draw:layer="layout" svg:x1="23.779cm" svg:y1="9.255cm" svg:x2="25.037cm" svg:y2="7.996cm">
            <text:p/>
          </draw:line>
          <draw:line draw:style-name="gr4" draw:text-style-name="P2" draw:layer="layout" svg:x1="23.903cm" svg:y1="9.254cm" svg:x2="25.101cm" svg:y2="8.056cm">
            <text:p/>
          </draw:line>
          <draw:line draw:style-name="gr4" draw:text-style-name="P2" draw:layer="layout" svg:x1="24.028cm" svg:y1="9.254cm" svg:x2="25.167cm" svg:y2="8.114cm">
            <text:p/>
          </draw:line>
          <draw:line draw:style-name="gr4" draw:text-style-name="P2" draw:layer="layout" svg:x1="24.152cm" svg:y1="9.254cm" svg:x2="25.238cm" svg:y2="8.167cm">
            <text:p/>
          </draw:line>
          <draw:line draw:style-name="gr4" draw:text-style-name="P2" draw:layer="layout" svg:x1="24.276cm" svg:y1="9.254cm" svg:x2="25.309cm" svg:y2="8.22cm">
            <text:p/>
          </draw:line>
          <draw:line draw:style-name="gr4" draw:text-style-name="P2" draw:layer="layout" svg:x1="24.4cm" svg:y1="9.255cm" svg:x2="25.38cm" svg:y2="8.274cm">
            <text:p/>
          </draw:line>
          <draw:line draw:style-name="gr4" draw:text-style-name="P2" draw:layer="layout" svg:x1="24.525cm" svg:y1="9.255cm" svg:x2="25.452cm" svg:y2="8.327cm">
            <text:p/>
          </draw:line>
          <draw:line draw:style-name="gr4" draw:text-style-name="P2" draw:layer="layout" svg:x1="24.649cm" svg:y1="9.255cm" svg:x2="25.529cm" svg:y2="8.374cm">
            <text:p/>
          </draw:line>
          <draw:line draw:style-name="gr4" draw:text-style-name="P2" draw:layer="layout" svg:x1="24.773cm" svg:y1="9.254cm" svg:x2="25.607cm" svg:y2="8.42cm">
            <text:p/>
          </draw:line>
          <draw:line draw:style-name="gr4" draw:text-style-name="P2" draw:layer="layout" svg:x1="24.897cm" svg:y1="9.254cm" svg:x2="25.684cm" svg:y2="8.467cm">
            <text:p/>
          </draw:line>
          <draw:line draw:style-name="gr4" draw:text-style-name="P2" draw:layer="layout" svg:x1="25.021cm" svg:y1="9.254cm" svg:x2="25.762cm" svg:y2="8.513cm">
            <text:p/>
          </draw:line>
          <draw:line draw:style-name="gr4" draw:text-style-name="P2" draw:layer="layout" svg:x1="25.145cm" svg:y1="9.254cm" svg:x2="25.845cm" svg:y2="8.554cm">
            <text:p/>
          </draw:line>
          <draw:line draw:style-name="gr4" draw:text-style-name="P2" draw:layer="layout" svg:x1="25.27cm" svg:y1="9.254cm" svg:x2="25.929cm" svg:y2="8.594cm">
            <text:p/>
          </draw:line>
          <draw:line draw:style-name="gr4" draw:text-style-name="P2" draw:layer="layout" svg:x1="25.394cm" svg:y1="9.254cm" svg:x2="26.014cm" svg:y2="8.634cm">
            <text:p/>
          </draw:line>
          <draw:line draw:style-name="gr4" draw:text-style-name="P2" draw:layer="layout" svg:x1="25.518cm" svg:y1="9.254cm" svg:x2="26.098cm" svg:y2="8.673cm">
            <text:p/>
          </draw:line>
          <draw:line draw:style-name="gr4" draw:text-style-name="P2" draw:layer="layout" svg:x1="25.642cm" svg:y1="9.255cm" svg:x2="26.188cm" svg:y2="8.708cm">
            <text:p/>
          </draw:line>
          <draw:line draw:style-name="gr4" draw:text-style-name="P2" draw:layer="layout" svg:x1="25.766cm" svg:y1="9.255cm" svg:x2="26.278cm" svg:y2="8.742cm">
            <text:p/>
          </draw:line>
          <draw:line draw:style-name="gr4" draw:text-style-name="P2" draw:layer="layout" svg:x1="25.89cm" svg:y1="9.254cm" svg:x2="26.368cm" svg:y2="8.776cm">
            <text:p/>
          </draw:line>
          <draw:line draw:style-name="gr4" draw:text-style-name="P2" draw:layer="layout" svg:x1="26.015cm" svg:y1="9.254cm" svg:x2="26.462cm" svg:y2="8.806cm">
            <text:p/>
          </draw:line>
          <draw:line draw:style-name="gr4" draw:text-style-name="P2" draw:layer="layout" svg:x1="26.139cm" svg:y1="9.254cm" svg:x2="26.557cm" svg:y2="8.835cm">
            <text:p/>
          </draw:line>
          <draw:line draw:style-name="gr4" draw:text-style-name="P2" draw:layer="layout" svg:x1="26.263cm" svg:y1="9.254cm" svg:x2="26.653cm" svg:y2="8.864cm">
            <text:p/>
          </draw:line>
          <draw:line draw:style-name="gr4" draw:text-style-name="P2" draw:layer="layout" svg:x1="26.387cm" svg:y1="9.254cm" svg:x2="26.749cm" svg:y2="8.891cm">
            <text:p/>
          </draw:line>
          <draw:line draw:style-name="gr4" draw:text-style-name="P2" draw:layer="layout" svg:x1="26.511cm" svg:y1="9.254cm" svg:x2="26.849cm" svg:y2="8.915cm">
            <text:p/>
          </draw:line>
          <draw:line draw:style-name="gr4" draw:text-style-name="P2" draw:layer="layout" svg:x1="26.635cm" svg:y1="9.255cm" svg:x2="26.95cm" svg:y2="8.94cm">
            <text:p/>
          </draw:line>
          <draw:line draw:style-name="gr4" draw:text-style-name="P2" draw:layer="layout" svg:x1="26.759cm" svg:y1="9.254cm" svg:x2="27.051cm" svg:y2="8.963cm">
            <text:p/>
          </draw:line>
          <draw:line draw:style-name="gr4" draw:text-style-name="P2" draw:layer="layout" svg:x1="26.884cm" svg:y1="9.255cm" svg:x2="27.155cm" svg:y2="8.983cm">
            <text:p/>
          </draw:line>
          <draw:line draw:style-name="gr4" draw:text-style-name="P2" draw:layer="layout" svg:x1="27.008cm" svg:y1="9.255cm" svg:x2="27.26cm" svg:y2="9.003cm">
            <text:p/>
          </draw:line>
          <draw:line draw:style-name="gr4" draw:text-style-name="P2" draw:layer="layout" svg:x1="27.132cm" svg:y1="9.254cm" svg:x2="27.364cm" svg:y2="9.022cm">
            <text:p/>
          </draw:line>
          <draw:line draw:style-name="gr4" draw:text-style-name="P2" draw:layer="layout" svg:x1="27.256cm" svg:y1="9.254cm" svg:x2="27.472cm" svg:y2="9.038cm">
            <text:p/>
          </draw:line>
          <draw:line draw:style-name="gr4" draw:text-style-name="P2" draw:layer="layout" svg:x1="27.38cm" svg:y1="9.255cm" svg:x2="27.58cm" svg:y2="9.055cm">
            <text:p/>
          </draw:line>
          <draw:line draw:style-name="gr4" draw:text-style-name="P2" draw:layer="layout" svg:x1="27.504cm" svg:y1="9.254cm" svg:x2="27.688cm" svg:y2="9.07cm">
            <text:p/>
          </draw:line>
          <draw:line draw:style-name="gr4" draw:text-style-name="P2" draw:layer="layout" svg:x1="27.629cm" svg:y1="9.254cm" svg:x2="27.799cm" svg:y2="9.083cm">
            <text:p/>
          </draw:line>
          <draw:line draw:style-name="gr4" draw:text-style-name="P2" draw:layer="layout" svg:x1="27.753cm" svg:y1="9.254cm" svg:x2="27.91cm" svg:y2="9.097cm">
            <text:p/>
          </draw:line>
          <draw:line draw:style-name="gr4" draw:text-style-name="P2" draw:layer="layout" svg:x1="27.877cm" svg:y1="9.255cm" svg:x2="28.022cm" svg:y2="9.11cm">
            <text:p/>
          </draw:line>
          <draw:line draw:style-name="gr4" draw:text-style-name="P2" draw:layer="layout" svg:x1="28.001cm" svg:y1="9.254cm" svg:x2="28.134cm" svg:y2="9.12cm">
            <text:p/>
          </draw:line>
          <draw:line draw:style-name="gr4" draw:text-style-name="P2" draw:layer="layout" svg:x1="28.125cm" svg:y1="9.255cm" svg:x2="28.248cm" svg:y2="9.132cm">
            <text:p/>
          </draw:line>
          <draw:line draw:style-name="gr4" draw:text-style-name="P2" draw:layer="layout" svg:x1="28.25cm" svg:y1="9.254cm" svg:x2="28.363cm" svg:y2="9.141cm">
            <text:p/>
          </draw:line>
          <draw:line draw:style-name="gr4" draw:text-style-name="P2" draw:layer="layout" svg:x1="28.374cm" svg:y1="9.255cm" svg:x2="28.478cm" svg:y2="9.15cm">
            <text:p/>
          </draw:line>
          <draw:line draw:style-name="gr4" draw:text-style-name="P2" draw:layer="layout" svg:x1="28.498cm" svg:y1="9.255cm" svg:x2="28.593cm" svg:y2="9.159cm">
            <text:p/>
          </draw:line>
          <draw:line draw:style-name="gr4" draw:text-style-name="P2" draw:layer="layout" svg:x1="28.622cm" svg:y1="9.255cm" svg:x2="28.71cm" svg:y2="9.166cm">
            <text:p/>
          </draw:line>
          <draw:line draw:style-name="gr4" draw:text-style-name="P2" draw:layer="layout" svg:x1="28.747cm" svg:y1="9.254cm" svg:x2="28.828cm" svg:y2="9.173cm">
            <text:p/>
          </draw:line>
          <draw:line draw:style-name="gr4" draw:text-style-name="P2" draw:layer="layout" svg:x1="28.871cm" svg:y1="9.254cm" svg:x2="28.945cm" svg:y2="9.18cm">
            <text:p/>
          </draw:line>
          <draw:line draw:style-name="gr4" draw:text-style-name="P2" draw:layer="layout" svg:x1="28.995cm" svg:y1="9.255cm" svg:x2="29.063cm" svg:y2="9.186cm">
            <text:p/>
          </draw:line>
          <draw:line draw:style-name="gr4" draw:text-style-name="P2" draw:layer="layout" svg:x1="29.119cm" svg:y1="9.254cm" svg:x2="29.182cm" svg:y2="9.191cm">
            <text:p/>
          </draw:line>
          <draw:polyline draw:style-name="gr4" draw:text-style-name="P2" draw:layer="layout" svg:width="0cm" svg:height="0cm" svg:x="20.178cm" svg:y="9.254cm" svg:viewBox="0 0 0 0" draw:points="0,0">
            <text:p/>
          </draw:polyline>
          <draw:polyline draw:style-name="gr5" draw:text-style-name="P2" draw:layer="layout" svg:width="9.11cm" svg:height="5.947cm" svg:x="20.12cm" svg:y="3.306cm" svg:viewBox="0 0 9111 5948" draw:points="0,5948 314,5948 628,5002 942,3965 1256,2761 1571,1518 1885,528 2199,23 2513,0 2827,265 3142,1422 3455,2343 3770,3077 4085,3662 4399,4127 4713,4498 5027,4793 5341,5028 5655,5216 5969,5364 6283,5483 6598,5578 6912,5653 7226,5713 7540,5761 7854,5799 8169,5829 8483,5854 8797,5873 9111,5888">
            <text:p/>
          </draw:polyline>
        </draw:g>
        <draw:g>
          <draw:polygon draw:style-name="gr1" draw:text-style-name="P1" draw:layer="layout" svg:width="0.307cm" svg:height="0cm" svg:x="13.613cm" svg:y="20.533cm" svg:viewBox="0 0 308 0" draw:points="0,0 308,0">
            <text:p/>
          </draw:polygon>
          <draw:polygon draw:style-name="gr1" draw:text-style-name="P1" draw:layer="layout" svg:width="0.307cm" svg:height="0cm" svg:x="13.982cm" svg:y="20.533cm" svg:viewBox="0 0 308 0" draw:points="0,0 308,0">
            <text:p/>
          </draw:polygon>
          <draw:polygon draw:style-name="gr2" draw:text-style-name="P1" draw:layer="layout" svg:width="0.307cm" svg:height="4.666cm" svg:x="14.351cm" svg:y="15.866cm" svg:viewBox="0 0 308 4667" draw:points="0,4667 308,4667 308,0 0,0">
            <text:p/>
          </draw:polygon>
          <draw:polygon draw:style-name="gr2" draw:text-style-name="P1" draw:layer="layout" svg:width="0.307cm" svg:height="3.966cm" svg:x="14.721cm" svg:y="16.566cm" svg:viewBox="0 0 308 3967" draw:points="0,3967 308,3967 308,0 0,0">
            <text:p/>
          </draw:polygon>
          <draw:polygon draw:style-name="gr2" draw:text-style-name="P1" draw:layer="layout" svg:width="0.307cm" svg:height="3.032cm" svg:x="15.09cm" svg:y="17.5cm" svg:viewBox="0 0 308 3033" draw:points="0,3033 308,3033 308,0 0,0">
            <text:p/>
          </draw:polygon>
          <draw:polygon draw:style-name="gr2" draw:text-style-name="P1" draw:layer="layout" svg:width="0.307cm" svg:height="2.332cm" svg:x="15.459cm" svg:y="18.2cm" svg:viewBox="0 0 308 2333" draw:points="0,2333 308,2333 308,0 0,0">
            <text:p/>
          </draw:polygon>
          <draw:polygon draw:style-name="gr2" draw:text-style-name="P1" draw:layer="layout" svg:width="0.307cm" svg:height="2.332cm" svg:x="15.828cm" svg:y="18.2cm" svg:viewBox="0 0 308 2333" draw:points="0,2333 308,2333 308,0 0,0">
            <text:p/>
          </draw:polygon>
          <draw:polygon draw:style-name="gr2" draw:text-style-name="P1" draw:layer="layout" svg:width="0.307cm" svg:height="3.032cm" svg:x="16.197cm" svg:y="17.5cm" svg:viewBox="0 0 308 3033" draw:points="0,3033 308,3033 308,0 0,0">
            <text:p/>
          </draw:polygon>
          <draw:polygon draw:style-name="gr2" draw:text-style-name="P1" draw:layer="layout" svg:width="0.307cm" svg:height="3.966cm" svg:x="16.566cm" svg:y="16.566cm" svg:viewBox="0 0 308 3967" draw:points="0,3967 308,3967 308,0 0,0">
            <text:p/>
          </draw:polygon>
          <draw:polygon draw:style-name="gr2" draw:text-style-name="P1" draw:layer="layout" svg:width="0.307cm" svg:height="4.666cm" svg:x="16.935cm" svg:y="15.866cm" svg:viewBox="0 0 308 4667" draw:points="0,4667 308,4667 308,0 0,0">
            <text:p/>
          </draw:polygon>
          <draw:polygon draw:style-name="gr1" draw:text-style-name="P1" draw:layer="layout" svg:width="0.307cm" svg:height="0cm" svg:x="17.304cm" svg:y="20.533cm" svg:viewBox="0 0 308 0" draw:points="0,0 308,0">
            <text:p/>
          </draw:polygon>
          <draw:polygon draw:style-name="gr1" draw:text-style-name="P1" draw:layer="layout" svg:width="0.307cm" svg:height="0cm" svg:x="17.673cm" svg:y="20.533cm" svg:viewBox="0 0 308 0" draw:points="0,0 308,0">
            <text:p/>
          </draw:polygon>
          <draw:line draw:style-name="gr3" draw:text-style-name="P2" draw:layer="layout" svg:x1="13.503cm" svg:y1="20.533cm" svg:x2="13.503cm" svg:y2="13.533cm">
            <text:p/>
          </draw:line>
          <draw:line draw:style-name="gr3" draw:text-style-name="P2" draw:layer="layout" svg:x1="13.503cm" svg:y1="20.533cm" svg:x2="13.391cm" svg:y2="20.533cm">
            <text:p/>
          </draw:line>
          <draw:line draw:style-name="gr3" draw:text-style-name="P2" draw:layer="layout" svg:x1="13.503cm" svg:y1="19.366cm" svg:x2="13.391cm" svg:y2="19.366cm">
            <text:p/>
          </draw:line>
          <draw:line draw:style-name="gr3" draw:text-style-name="P2" draw:layer="layout" svg:x1="13.503cm" svg:y1="18.2cm" svg:x2="13.391cm" svg:y2="18.2cm">
            <text:p/>
          </draw:line>
          <draw:line draw:style-name="gr3" draw:text-style-name="P2" draw:layer="layout" svg:x1="13.503cm" svg:y1="17.033cm" svg:x2="13.391cm" svg:y2="17.033cm">
            <text:p/>
          </draw:line>
          <draw:line draw:style-name="gr3" draw:text-style-name="P2" draw:layer="layout" svg:x1="13.503cm" svg:y1="15.866cm" svg:x2="13.391cm" svg:y2="15.866cm">
            <text:p/>
          </draw:line>
          <draw:line draw:style-name="gr3" draw:text-style-name="P2" draw:layer="layout" svg:x1="13.503cm" svg:y1="14.7cm" svg:x2="13.391cm" svg:y2="14.7cm">
            <text:p/>
          </draw:line>
          <draw:line draw:style-name="gr3" draw:text-style-name="P2" draw:layer="layout" svg:x1="13.503cm" svg:y1="13.533cm" svg:x2="13.391cm" svg:y2="13.533cm">
            <text:p/>
          </draw:line>
        </draw:g>
        <draw:g>
          <draw:line draw:style-name="gr3" draw:text-style-name="P2" draw:layer="layout" svg:x1="19.805cm" svg:y1="20.419cm" svg:x2="29.23cm" svg:y2="20.419cm">
            <text:p/>
          </draw:line>
          <draw:line draw:style-name="gr3" draw:text-style-name="P2" draw:layer="layout" svg:x1="19.805cm" svg:y1="20.419cm" svg:x2="19.805cm" svg:y2="20.533cm">
            <text:p/>
          </draw:line>
          <draw:line draw:style-name="gr3" draw:text-style-name="P2" draw:layer="layout" svg:x1="21.376cm" svg:y1="20.419cm" svg:x2="21.376cm" svg:y2="20.533cm">
            <text:p/>
          </draw:line>
          <draw:line draw:style-name="gr3" draw:text-style-name="P2" draw:layer="layout" svg:x1="22.947cm" svg:y1="20.419cm" svg:x2="22.947cm" svg:y2="20.533cm">
            <text:p/>
          </draw:line>
          <draw:line draw:style-name="gr3" draw:text-style-name="P2" draw:layer="layout" svg:x1="24.518cm" svg:y1="20.419cm" svg:x2="24.518cm" svg:y2="20.533cm">
            <text:p/>
          </draw:line>
          <draw:line draw:style-name="gr3" draw:text-style-name="P2" draw:layer="layout" svg:x1="26.088cm" svg:y1="20.419cm" svg:x2="26.088cm" svg:y2="20.533cm">
            <text:p/>
          </draw:line>
          <draw:line draw:style-name="gr3" draw:text-style-name="P2" draw:layer="layout" svg:x1="27.659cm" svg:y1="20.419cm" svg:x2="27.659cm" svg:y2="20.533cm">
            <text:p/>
          </draw:line>
          <draw:line draw:style-name="gr3" draw:text-style-name="P2" draw:layer="layout" svg:x1="29.23cm" svg:y1="20.419cm" svg:x2="29.23cm" svg:y2="20.533cm">
            <text:p/>
          </draw:line>
          <draw:line draw:style-name="gr3" draw:text-style-name="P2" draw:layer="layout" svg:x1="19.755cm" svg:y1="20.154cm" svg:x2="19.755cm" svg:y2="13.533cm">
            <text:p/>
          </draw:line>
          <draw:line draw:style-name="gr3" draw:text-style-name="P2" draw:layer="layout" svg:x1="19.755cm" svg:y1="20.154cm" svg:x2="19.641cm" svg:y2="20.154cm">
            <text:p/>
          </draw:line>
          <draw:line draw:style-name="gr3" draw:text-style-name="P2" draw:layer="layout" svg:x1="19.755cm" svg:y1="19.208cm" svg:x2="19.641cm" svg:y2="19.208cm">
            <text:p/>
          </draw:line>
          <draw:line draw:style-name="gr3" draw:text-style-name="P2" draw:layer="layout" svg:x1="19.755cm" svg:y1="18.262cm" svg:x2="19.641cm" svg:y2="18.262cm">
            <text:p/>
          </draw:line>
          <draw:line draw:style-name="gr3" draw:text-style-name="P2" draw:layer="layout" svg:x1="19.755cm" svg:y1="17.316cm" svg:x2="19.641cm" svg:y2="17.316cm">
            <text:p/>
          </draw:line>
          <draw:line draw:style-name="gr3" draw:text-style-name="P2" draw:layer="layout" svg:x1="19.755cm" svg:y1="16.371cm" svg:x2="19.641cm" svg:y2="16.371cm">
            <text:p/>
          </draw:line>
          <draw:line draw:style-name="gr3" draw:text-style-name="P2" draw:layer="layout" svg:x1="19.755cm" svg:y1="15.425cm" svg:x2="19.641cm" svg:y2="15.425cm">
            <text:p/>
          </draw:line>
          <draw:line draw:style-name="gr3" draw:text-style-name="P2" draw:layer="layout" svg:x1="19.755cm" svg:y1="14.479cm" svg:x2="19.641cm" svg:y2="14.479cm">
            <text:p/>
          </draw:line>
          <draw:line draw:style-name="gr3" draw:text-style-name="P2" draw:layer="layout" svg:x1="19.755cm" svg:y1="13.533cm" svg:x2="19.641cm" svg:y2="13.533cm">
            <text:p/>
          </draw:line>
          <draw:line draw:style-name="gr4" draw:text-style-name="P2" draw:layer="layout" svg:x1="22.875cm" svg:y1="14.35cm" svg:x2="22.973cm" svg:y2="14.252cm">
            <text:p/>
          </draw:line>
          <draw:line draw:style-name="gr4" draw:text-style-name="P2" draw:layer="layout" svg:x1="22.801cm" svg:y1="14.548cm" svg:x2="22.999cm" svg:y2="14.351cm">
            <text:p/>
          </draw:line>
          <draw:line draw:style-name="gr4" draw:text-style-name="P2" draw:layer="layout" svg:x1="22.727cm" svg:y1="14.746cm" svg:x2="23.024cm" svg:y2="14.449cm">
            <text:p/>
          </draw:line>
          <draw:line draw:style-name="gr4" draw:text-style-name="P2" draw:layer="layout" svg:x1="22.653cm" svg:y1="14.945cm" svg:x2="23.049cm" svg:y2="14.548cm">
            <text:p/>
          </draw:line>
          <draw:line draw:style-name="gr4" draw:text-style-name="P2" draw:layer="layout" svg:x1="22.559cm" svg:y1="15.163cm" svg:x2="23.074cm" svg:y2="14.647cm">
            <text:p/>
          </draw:line>
          <draw:line draw:style-name="gr4" draw:text-style-name="P2" draw:layer="layout" svg:x1="21.348cm" svg:y1="16.498cm" svg:x2="21.442cm" svg:y2="16.404cm">
            <text:p/>
          </draw:line>
          <draw:line draw:style-name="gr4" draw:text-style-name="P2" draw:layer="layout" svg:x1="22.458cm" svg:y1="15.388cm" svg:x2="23.1cm" svg:y2="14.745cm">
            <text:p/>
          </draw:line>
          <draw:line draw:style-name="gr4" draw:text-style-name="P2" draw:layer="layout" svg:x1="21.209cm" svg:y1="16.762cm" svg:x2="21.742cm" svg:y2="16.229cm">
            <text:p/>
          </draw:line>
          <draw:line draw:style-name="gr4" draw:text-style-name="P2" draw:layer="layout" svg:x1="22.357cm" svg:y1="15.613cm" svg:x2="23.125cm" svg:y2="14.844cm">
            <text:p/>
          </draw:line>
          <draw:line draw:style-name="gr4" draw:text-style-name="P2" draw:layer="layout" svg:x1="21.07cm" svg:y1="17.025cm" svg:x2="21.982cm" svg:y2="16.113cm">
            <text:p/>
          </draw:line>
          <draw:line draw:style-name="gr4" draw:text-style-name="P2" draw:layer="layout" svg:x1="22.047cm" svg:y1="16.047cm" svg:x2="23.151cm" svg:y2="14.943cm">
            <text:p/>
          </draw:line>
          <draw:line draw:style-name="gr4" draw:text-style-name="P2" draw:layer="layout" svg:x1="21.022cm" svg:y1="17.198cm" svg:x2="23.176cm" svg:y2="15.042cm">
            <text:p/>
          </draw:line>
          <draw:line draw:style-name="gr4" draw:text-style-name="P2" draw:layer="layout" svg:x1="20.979cm" svg:y1="17.365cm" svg:x2="23.202cm" svg:y2="15.141cm">
            <text:p/>
          </draw:line>
          <draw:line draw:style-name="gr4" draw:text-style-name="P2" draw:layer="layout" svg:x1="20.936cm" svg:y1="17.533cm" svg:x2="23.227cm" svg:y2="15.24cm">
            <text:p/>
          </draw:line>
          <draw:line draw:style-name="gr4" draw:text-style-name="P2" draw:layer="layout" svg:x1="20.893cm" svg:y1="17.7cm" svg:x2="23.252cm" svg:y2="15.339cm">
            <text:p/>
          </draw:line>
          <draw:line draw:style-name="gr4" draw:text-style-name="P2" draw:layer="layout" svg:x1="20.85cm" svg:y1="17.866cm" svg:x2="23.281cm" svg:y2="15.434cm">
            <text:p/>
          </draw:line>
          <draw:line draw:style-name="gr4" draw:text-style-name="P2" draw:layer="layout" svg:x1="20.807cm" svg:y1="18.034cm" svg:x2="23.311cm" svg:y2="15.528cm">
            <text:p/>
          </draw:line>
          <draw:line draw:style-name="gr4" draw:text-style-name="P2" draw:layer="layout" svg:x1="20.764cm" svg:y1="18.201cm" svg:x2="23.341cm" svg:y2="15.622cm">
            <text:p/>
          </draw:line>
          <draw:line draw:style-name="gr4" draw:text-style-name="P2" draw:layer="layout" svg:x1="20.733cm" svg:y1="18.357cm" svg:x2="23.372cm" svg:y2="15.716cm">
            <text:p/>
          </draw:line>
          <draw:line draw:style-name="gr4" draw:text-style-name="P2" draw:layer="layout" svg:x1="20.708cm" svg:y1="18.506cm" svg:x2="23.402cm" svg:y2="15.81cm">
            <text:p/>
          </draw:line>
          <draw:line draw:style-name="gr4" draw:text-style-name="P2" draw:layer="layout" svg:x1="20.683cm" svg:y1="18.655cm" svg:x2="23.432cm" svg:y2="15.904cm">
            <text:p/>
          </draw:line>
          <draw:line draw:style-name="gr4" draw:text-style-name="P2" draw:layer="layout" svg:x1="20.658cm" svg:y1="18.804cm" svg:x2="23.463cm" svg:y2="15.998cm">
            <text:p/>
          </draw:line>
          <draw:line draw:style-name="gr4" draw:text-style-name="P2" draw:layer="layout" svg:x1="20.634cm" svg:y1="18.953cm" svg:x2="23.493cm" svg:y2="16.092cm">
            <text:p/>
          </draw:line>
          <draw:line draw:style-name="gr4" draw:text-style-name="P2" draw:layer="layout" svg:x1="20.609cm" svg:y1="19.102cm" svg:x2="23.523cm" svg:y2="16.186cm">
            <text:p/>
          </draw:line>
          <draw:line draw:style-name="gr4" draw:text-style-name="P2" draw:layer="layout" svg:x1="20.584cm" svg:y1="19.251cm" svg:x2="23.554cm" svg:y2="16.279cm">
            <text:p/>
          </draw:line>
          <draw:line draw:style-name="gr4" draw:text-style-name="P2" draw:layer="layout" svg:x1="20.559cm" svg:y1="19.4cm" svg:x2="23.586cm" svg:y2="16.372cm">
            <text:p/>
          </draw:line>
          <draw:line draw:style-name="gr4" draw:text-style-name="P2" draw:layer="layout" svg:x1="20.534cm" svg:y1="19.55cm" svg:x2="23.621cm" svg:y2="16.461cm">
            <text:p/>
          </draw:line>
          <draw:line draw:style-name="gr4" draw:text-style-name="P2" draw:layer="layout" svg:x1="20.51cm" svg:y1="19.699cm" svg:x2="23.658cm" svg:y2="16.549cm">
            <text:p/>
          </draw:line>
          <draw:line draw:style-name="gr4" draw:text-style-name="P2" draw:layer="layout" svg:x1="20.485cm" svg:y1="19.847cm" svg:x2="23.693cm" svg:y2="16.637cm">
            <text:p/>
          </draw:line>
          <draw:line draw:style-name="gr4" draw:text-style-name="P2" draw:layer="layout" svg:x1="20.46cm" svg:y1="19.996cm" svg:x2="23.729cm" svg:y2="16.725cm">
            <text:p/>
          </draw:line>
          <draw:polyline draw:style-name="gr4" draw:text-style-name="P2" draw:layer="layout" svg:width="0cm" svg:height="0cm" svg:x="20.427cm" svg:y="20.154cm" svg:viewBox="0 0 0 0" draw:points="0,0">
            <text:p/>
          </draw:polyline>
          <draw:line draw:style-name="gr4" draw:text-style-name="P2" draw:layer="layout" svg:x1="20.436cm" svg:y1="20.145cm" svg:x2="23.766cm" svg:y2="16.814cm">
            <text:p/>
          </draw:line>
          <draw:line draw:style-name="gr4" draw:text-style-name="P2" draw:layer="layout" svg:x1="20.551cm" svg:y1="20.154cm" svg:x2="23.801cm" svg:y2="16.902cm">
            <text:p/>
          </draw:line>
          <draw:line draw:style-name="gr4" draw:text-style-name="P2" draw:layer="layout" svg:x1="20.675cm" svg:y1="20.155cm" svg:x2="23.836cm" svg:y2="16.991cm">
            <text:p/>
          </draw:line>
          <draw:line draw:style-name="gr4" draw:text-style-name="P2" draw:layer="layout" svg:x1="20.799cm" svg:y1="20.154cm" svg:x2="23.872cm" svg:y2="17.079cm">
            <text:p/>
          </draw:line>
          <draw:line draw:style-name="gr4" draw:text-style-name="P2" draw:layer="layout" svg:x1="20.923cm" svg:y1="20.154cm" svg:x2="23.911cm" svg:y2="17.164cm">
            <text:p/>
          </draw:line>
          <draw:line draw:style-name="gr4" draw:text-style-name="P2" draw:layer="layout" svg:x1="21.048cm" svg:y1="20.155cm" svg:x2="23.954cm" svg:y2="17.247cm">
            <text:p/>
          </draw:line>
          <draw:line draw:style-name="gr4" draw:text-style-name="P2" draw:layer="layout" svg:x1="21.172cm" svg:y1="20.154cm" svg:x2="23.996cm" svg:y2="17.329cm">
            <text:p/>
          </draw:line>
          <draw:line draw:style-name="gr4" draw:text-style-name="P2" draw:layer="layout" svg:x1="21.296cm" svg:y1="20.154cm" svg:x2="24.037cm" svg:y2="17.411cm">
            <text:p/>
          </draw:line>
          <draw:line draw:style-name="gr4" draw:text-style-name="P2" draw:layer="layout" svg:x1="21.42cm" svg:y1="20.154cm" svg:x2="24.079cm" svg:y2="17.493cm">
            <text:p/>
          </draw:line>
          <draw:line draw:style-name="gr4" draw:text-style-name="P2" draw:layer="layout" svg:x1="21.544cm" svg:y1="20.155cm" svg:x2="24.121cm" svg:y2="17.576cm">
            <text:p/>
          </draw:line>
          <draw:line draw:style-name="gr4" draw:text-style-name="P2" draw:layer="layout" svg:x1="21.669cm" svg:y1="20.154cm" svg:x2="24.163cm" svg:y2="17.658cm">
            <text:p/>
          </draw:line>
          <draw:line draw:style-name="gr4" draw:text-style-name="P2" draw:layer="layout" svg:x1="21.793cm" svg:y1="20.154cm" svg:x2="24.205cm" svg:y2="17.74cm">
            <text:p/>
          </draw:line>
          <draw:line draw:style-name="gr4" draw:text-style-name="P2" draw:layer="layout" svg:x1="21.917cm" svg:y1="20.154cm" svg:x2="24.253cm" svg:y2="17.816cm">
            <text:p/>
          </draw:line>
          <draw:line draw:style-name="gr4" draw:text-style-name="P2" draw:layer="layout" svg:x1="22.041cm" svg:y1="20.154cm" svg:x2="24.301cm" svg:y2="17.892cm">
            <text:p/>
          </draw:line>
          <draw:line draw:style-name="gr4" draw:text-style-name="P2" draw:layer="layout" svg:x1="22.165cm" svg:y1="20.154cm" svg:x2="24.35cm" svg:y2="17.968cm">
            <text:p/>
          </draw:line>
          <draw:line draw:style-name="gr4" draw:text-style-name="P2" draw:layer="layout" svg:x1="22.289cm" svg:y1="20.154cm" svg:x2="24.398cm" svg:y2="18.043cm">
            <text:p/>
          </draw:line>
          <draw:line draw:style-name="gr4" draw:text-style-name="P2" draw:layer="layout" svg:x1="22.413cm" svg:y1="20.154cm" svg:x2="24.446cm" svg:y2="18.119cm">
            <text:p/>
          </draw:line>
          <draw:line draw:style-name="gr4" draw:text-style-name="P2" draw:layer="layout" svg:x1="22.538cm" svg:y1="20.154cm" svg:x2="24.496cm" svg:y2="18.195cm">
            <text:p/>
          </draw:line>
          <draw:line draw:style-name="gr4" draw:text-style-name="P2" draw:layer="layout" svg:x1="22.662cm" svg:y1="20.154cm" svg:x2="24.548cm" svg:y2="18.267cm">
            <text:p/>
          </draw:line>
          <draw:line draw:style-name="gr4" draw:text-style-name="P2" draw:layer="layout" svg:x1="22.786cm" svg:y1="20.154cm" svg:x2="24.603cm" svg:y2="18.336cm">
            <text:p/>
          </draw:line>
          <draw:line draw:style-name="gr4" draw:text-style-name="P2" draw:layer="layout" svg:x1="22.91cm" svg:y1="20.154cm" svg:x2="24.658cm" svg:y2="18.405cm">
            <text:p/>
          </draw:line>
          <draw:line draw:style-name="gr4" draw:text-style-name="P2" draw:layer="layout" svg:x1="23.034cm" svg:y1="20.154cm" svg:x2="24.713cm" svg:y2="18.474cm">
            <text:p/>
          </draw:line>
          <draw:line draw:style-name="gr4" draw:text-style-name="P2" draw:layer="layout" svg:x1="23.158cm" svg:y1="20.154cm" svg:x2="24.768cm" svg:y2="18.543cm">
            <text:p/>
          </draw:line>
          <draw:line draw:style-name="gr4" draw:text-style-name="P2" draw:layer="layout" svg:x1="23.283cm" svg:y1="20.154cm" svg:x2="24.824cm" svg:y2="18.612cm">
            <text:p/>
          </draw:line>
          <draw:line draw:style-name="gr4" draw:text-style-name="P2" draw:layer="layout" svg:x1="23.407cm" svg:y1="20.155cm" svg:x2="24.885cm" svg:y2="18.675cm">
            <text:p/>
          </draw:line>
          <draw:line draw:style-name="gr4" draw:text-style-name="P2" draw:layer="layout" svg:x1="23.531cm" svg:y1="20.154cm" svg:x2="24.947cm" svg:y2="18.737cm">
            <text:p/>
          </draw:line>
          <draw:line draw:style-name="gr4" draw:text-style-name="P2" draw:layer="layout" svg:x1="23.655cm" svg:y1="20.155cm" svg:x2="25.009cm" svg:y2="18.799cm">
            <text:p/>
          </draw:line>
          <draw:line draw:style-name="gr4" draw:text-style-name="P2" draw:layer="layout" svg:x1="23.779cm" svg:y1="20.155cm" svg:x2="25.072cm" svg:y2="18.861cm">
            <text:p/>
          </draw:line>
          <draw:line draw:style-name="gr4" draw:text-style-name="P2" draw:layer="layout" svg:x1="23.903cm" svg:y1="20.154cm" svg:x2="25.134cm" svg:y2="18.922cm">
            <text:p/>
          </draw:line>
          <draw:line draw:style-name="gr4" draw:text-style-name="P2" draw:layer="layout" svg:x1="24.028cm" svg:y1="20.154cm" svg:x2="25.203cm" svg:y2="18.978cm">
            <text:p/>
          </draw:line>
          <draw:line draw:style-name="gr4" draw:text-style-name="P2" draw:layer="layout" svg:x1="24.152cm" svg:y1="20.154cm" svg:x2="25.272cm" svg:y2="19.033cm">
            <text:p/>
          </draw:line>
          <draw:line draw:style-name="gr4" draw:text-style-name="P2" draw:layer="layout" svg:x1="24.276cm" svg:y1="20.154cm" svg:x2="25.342cm" svg:y2="19.088cm">
            <text:p/>
          </draw:line>
          <draw:line draw:style-name="gr4" draw:text-style-name="P2" draw:layer="layout" svg:x1="24.4cm" svg:y1="20.154cm" svg:x2="25.41cm" svg:y2="19.143cm">
            <text:p/>
          </draw:line>
          <draw:line draw:style-name="gr4" draw:text-style-name="P2" draw:layer="layout" svg:x1="24.525cm" svg:y1="20.154cm" svg:x2="25.483cm" svg:y2="19.196cm">
            <text:p/>
          </draw:line>
          <draw:line draw:style-name="gr4" draw:text-style-name="P2" draw:layer="layout" svg:x1="24.649cm" svg:y1="20.155cm" svg:x2="25.559cm" svg:y2="19.244cm">
            <text:p/>
          </draw:line>
          <draw:line draw:style-name="gr4" draw:text-style-name="P2" draw:layer="layout" svg:x1="24.773cm" svg:y1="20.155cm" svg:x2="25.635cm" svg:y2="19.292cm">
            <text:p/>
          </draw:line>
          <draw:line draw:style-name="gr4" draw:text-style-name="P2" draw:layer="layout" svg:x1="24.897cm" svg:y1="20.154cm" svg:x2="25.711cm" svg:y2="19.34cm">
            <text:p/>
          </draw:line>
          <draw:line draw:style-name="gr4" draw:text-style-name="P2" draw:layer="layout" svg:x1="25.021cm" svg:y1="20.155cm" svg:x2="25.788cm" svg:y2="19.387cm">
            <text:p/>
          </draw:line>
          <draw:line draw:style-name="gr4" draw:text-style-name="P2" draw:layer="layout" svg:x1="25.145cm" svg:y1="20.154cm" svg:x2="25.871cm" svg:y2="19.428cm">
            <text:p/>
          </draw:line>
          <draw:line draw:style-name="gr4" draw:text-style-name="P2" draw:layer="layout" svg:x1="25.27cm" svg:y1="20.154cm" svg:x2="25.954cm" svg:y2="19.47cm">
            <text:p/>
          </draw:line>
          <draw:line draw:style-name="gr4" draw:text-style-name="P2" draw:layer="layout" svg:x1="25.394cm" svg:y1="20.154cm" svg:x2="26.037cm" svg:y2="19.511cm">
            <text:p/>
          </draw:line>
          <draw:line draw:style-name="gr4" draw:text-style-name="P2" draw:layer="layout" svg:x1="25.518cm" svg:y1="20.154cm" svg:x2="26.122cm" svg:y2="19.55cm">
            <text:p/>
          </draw:line>
          <draw:line draw:style-name="gr4" draw:text-style-name="P2" draw:layer="layout" svg:x1="25.642cm" svg:y1="20.154cm" svg:x2="26.21cm" svg:y2="19.586cm">
            <text:p/>
          </draw:line>
          <draw:line draw:style-name="gr4" draw:text-style-name="P2" draw:layer="layout" svg:x1="25.766cm" svg:y1="20.154cm" svg:x2="26.299cm" svg:y2="19.621cm">
            <text:p/>
          </draw:line>
          <draw:line draw:style-name="gr4" draw:text-style-name="P2" draw:layer="layout" svg:x1="25.89cm" svg:y1="20.154cm" svg:x2="26.387cm" svg:y2="19.657cm">
            <text:p/>
          </draw:line>
          <draw:line draw:style-name="gr4" draw:text-style-name="P2" draw:layer="layout" svg:x1="26.015cm" svg:y1="20.155cm" svg:x2="26.481cm" svg:y2="19.688cm">
            <text:p/>
          </draw:line>
          <draw:line draw:style-name="gr4" draw:text-style-name="P2" draw:layer="layout" svg:x1="26.139cm" svg:y1="20.155cm" svg:x2="26.575cm" svg:y2="19.718cm">
            <text:p/>
          </draw:line>
          <draw:line draw:style-name="gr4" draw:text-style-name="P2" draw:layer="layout" svg:x1="26.263cm" svg:y1="20.155cm" svg:x2="26.669cm" svg:y2="19.748cm">
            <text:p/>
          </draw:line>
          <draw:line draw:style-name="gr4" draw:text-style-name="P2" draw:layer="layout" svg:x1="26.387cm" svg:y1="20.154cm" svg:x2="26.765cm" svg:y2="19.775cm">
            <text:p/>
          </draw:line>
          <draw:line draw:style-name="gr4" draw:text-style-name="P2" draw:layer="layout" svg:x1="26.511cm" svg:y1="20.154cm" svg:x2="26.865cm" svg:y2="19.8cm">
            <text:p/>
          </draw:line>
          <draw:line draw:style-name="gr4" draw:text-style-name="P2" draw:layer="layout" svg:x1="26.635cm" svg:y1="20.155cm" svg:x2="26.964cm" svg:y2="19.826cm">
            <text:p/>
          </draw:line>
          <draw:line draw:style-name="gr4" draw:text-style-name="P2" draw:layer="layout" svg:x1="26.759cm" svg:y1="20.154cm" svg:x2="27.064cm" svg:y2="19.849cm">
            <text:p/>
          </draw:line>
          <draw:line draw:style-name="gr4" draw:text-style-name="P2" draw:layer="layout" svg:x1="26.884cm" svg:y1="20.154cm" svg:x2="27.168cm" svg:y2="19.87cm">
            <text:p/>
          </draw:line>
          <draw:line draw:style-name="gr4" draw:text-style-name="P2" draw:layer="layout" svg:x1="27.008cm" svg:y1="20.155cm" svg:x2="27.271cm" svg:y2="19.891cm">
            <text:p/>
          </draw:line>
          <draw:line draw:style-name="gr4" draw:text-style-name="P2" draw:layer="layout" svg:x1="27.132cm" svg:y1="20.155cm" svg:x2="27.376cm" svg:y2="19.911cm">
            <text:p/>
          </draw:line>
          <draw:line draw:style-name="gr4" draw:text-style-name="P2" draw:layer="layout" svg:x1="27.256cm" svg:y1="20.154cm" svg:x2="27.482cm" svg:y2="19.928cm">
            <text:p/>
          </draw:line>
          <draw:line draw:style-name="gr4" draw:text-style-name="P2" draw:layer="layout" svg:x1="27.38cm" svg:y1="20.154cm" svg:x2="27.589cm" svg:y2="19.945cm">
            <text:p/>
          </draw:line>
          <draw:line draw:style-name="gr4" draw:text-style-name="P2" draw:layer="layout" svg:x1="27.504cm" svg:y1="20.154cm" svg:x2="27.697cm" svg:y2="19.961cm">
            <text:p/>
          </draw:line>
          <draw:line draw:style-name="gr4" draw:text-style-name="P2" draw:layer="layout" svg:x1="27.629cm" svg:y1="20.154cm" svg:x2="27.807cm" svg:y2="19.975cm">
            <text:p/>
          </draw:line>
          <draw:line draw:style-name="gr4" draw:text-style-name="P2" draw:layer="layout" svg:x1="27.753cm" svg:y1="20.154cm" svg:x2="27.918cm" svg:y2="19.989cm">
            <text:p/>
          </draw:line>
          <draw:line draw:style-name="gr4" draw:text-style-name="P2" draw:layer="layout" svg:x1="27.877cm" svg:y1="20.154cm" svg:x2="28.029cm" svg:y2="20.002cm">
            <text:p/>
          </draw:line>
          <draw:line draw:style-name="gr4" draw:text-style-name="P2" draw:layer="layout" svg:x1="28.001cm" svg:y1="20.155cm" svg:x2="28.141cm" svg:y2="20.014cm">
            <text:p/>
          </draw:line>
          <draw:line draw:style-name="gr4" draw:text-style-name="P2" draw:layer="layout" svg:x1="28.125cm" svg:y1="20.154cm" svg:x2="28.254cm" svg:y2="20.025cm">
            <text:p/>
          </draw:line>
          <draw:line draw:style-name="gr4" draw:text-style-name="P2" draw:layer="layout" svg:x1="28.25cm" svg:y1="20.154cm" svg:x2="28.369cm" svg:y2="20.035cm">
            <text:p/>
          </draw:line>
          <draw:line draw:style-name="gr4" draw:text-style-name="P2" draw:layer="layout" svg:x1="28.374cm" svg:y1="20.154cm" svg:x2="28.484cm" svg:y2="20.044cm">
            <text:p/>
          </draw:line>
          <draw:line draw:style-name="gr4" draw:text-style-name="P2" draw:layer="layout" svg:x1="28.498cm" svg:y1="20.155cm" svg:x2="28.598cm" svg:y2="20.054cm">
            <text:p/>
          </draw:line>
          <draw:line draw:style-name="gr4" draw:text-style-name="P2" draw:layer="layout" svg:x1="28.622cm" svg:y1="20.154cm" svg:x2="28.715cm" svg:y2="20.061cm">
            <text:p/>
          </draw:line>
          <draw:line draw:style-name="gr4" draw:text-style-name="P2" draw:layer="layout" svg:x1="28.747cm" svg:y1="20.154cm" svg:x2="28.832cm" svg:y2="20.069cm">
            <text:p/>
          </draw:line>
          <draw:line draw:style-name="gr4" draw:text-style-name="P2" draw:layer="layout" svg:x1="28.871cm" svg:y1="20.154cm" svg:x2="28.949cm" svg:y2="20.076cm">
            <text:p/>
          </draw:line>
          <draw:line draw:style-name="gr4" draw:text-style-name="P2" draw:layer="layout" svg:x1="28.995cm" svg:y1="20.154cm" svg:x2="29.067cm" svg:y2="20.082cm">
            <text:p/>
          </draw:line>
          <draw:line draw:style-name="gr4" draw:text-style-name="P2" draw:layer="layout" svg:x1="29.119cm" svg:y1="20.154cm" svg:x2="29.185cm" svg:y2="20.088cm">
            <text:p/>
          </draw:line>
          <draw:polyline draw:style-name="gr4" draw:text-style-name="P2" draw:layer="layout" svg:width="0cm" svg:height="0cm" svg:x="20.178cm" svg:y="20.154cm" svg:viewBox="0 0 0 0" draw:points="0,0">
            <text:p/>
          </draw:polyline>
          <draw:polyline draw:style-name="gr4" draw:text-style-name="P2" draw:layer="layout" svg:width="0cm" svg:height="0cm" svg:x="20.303cm" svg:y="20.154cm" svg:viewBox="0 0 0 0" draw:points="0,0">
            <text:p/>
          </draw:polyline>
          <draw:polyline draw:style-name="gr5" draw:text-style-name="P2" draw:layer="layout" svg:width="9.11cm" svg:height="5.999cm" svg:x="20.12cm" svg:y="14.154cm" svg:viewBox="0 0 9111 6000" draw:points="0,6000 314,6000 628,4108 942,2885 1256,2290 1571,2099 1885,1948 2199,1543 2513,842 2827,0 3142,1222 3455,2195 3770,2969 4085,3586 4399,4077 4713,4469 5027,4780 5341,5029 5655,5226 5969,5384 6283,5509 6598,5609 6912,5689 7226,5752 7540,5802 7854,5842 8169,5874 8483,5900 8797,5920 9111,5936">
            <text:p/>
          </draw:polyline>
        </draw:g>
        <draw:path draw:style-name="gr6" draw:text-style-name="P3" draw:layer="layout" svg:width="8.673cm" svg:height="10.12cm" draw:transform="skewX (0.139626340159546) rotate (-0.409803308368269) translate (23.6076192842942cm 7.875cm)" svg:viewBox="0 0 8674 10121" svg:d="M0 0c15204 0 5795 10121 5795 10121l74-80">
          <text:p/>
        </draw:path>
        <draw:frame draw:style-name="gr7" draw:text-style-name="P5" draw:layer="layout" svg:width="4.2cm" svg:height="2.533cm" svg:x="13.586cm" svg:y="21.067cm">
          <draw:text-box>
            <text:p text:style-name="P4"><text:span text:style-name="T1">same budget</text:span></text:p>
          </draw:text-box>
        </draw:frame>
        <draw:frame draw:style-name="gr7" draw:text-style-name="P5" draw:layer="layout" svg:width="4.2cm" svg:height="2.533cm" svg:x="22.331cm" svg:y="21.067cm">
          <draw:text-box>
            <text:p text:style-name="P4"><text:span text:style-name="T1">same return</text:span></text:p>
          </draw:text-box>
        </draw:frame>
        <draw:frame draw:style-name="gr8" draw:text-style-name="P6" draw:layer="layout" svg:width="1.269cm" svg:height="0.716cm" svg:x="28.231cm" svg:y="9.73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6" draw:layer="layout" svg:width="1.269cm" svg:height="0.716cm" svg:x="28.231cm" svg:y="20.63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text-style-name="P8" draw:layer="layout" svg:width="5.9cm" svg:height="3.799cm" svg:x="23.7cm" svg:y="11.801cm">
          <draw:text-box>
            <text:p text:style-name="P7"><text:span text:style-name="T2">equal total generated popularity</text:span></text:p>
          </draw:text-box>
        </draw:frame>
      </draw:page>
      <draw:page draw:name="page2" draw:style-name="dp1" draw:master-page-name="Implicit">
        <draw:polyline draw:style-name="gr5" draw:text-style-name="P2" draw:layer="layout" svg:width="12.639cm" svg:height="11.656cm" svg:x="15.282cm" svg:y="5.886cm" svg:viewBox="0 0 12640 11657" draw:points="0,0 527,2383 1053,4280 1580,5793 2107,6997 2633,7955 3160,8719 3686,9327 4213,9812 4740,10198 5267,10505 5794,10749 6320,10944 6847,11099 7374,11223 7900,11321 8427,11400 8953,11462 9480,11512 10006,11552 10533,11583 11060,11608 11586,11628 12113,11644 12640,11657">
          <text:p/>
        </draw:polyline>
        <draw:line draw:style-name="gr10" draw:text-style-name="P2" draw:layer="layout" svg:x1="14.755cm" svg:y1="18.083cm" svg:x2="27.919cm" svg:y2="18.083cm">
          <text:p/>
        </draw:line>
        <draw:line draw:style-name="gr10" draw:text-style-name="P2" draw:layer="layout" svg:x1="17.389cm" svg:y1="18.083cm" svg:x2="17.389cm" svg:y2="18.295cm">
          <text:p/>
        </draw:line>
        <draw:line draw:style-name="gr10" draw:text-style-name="P2" draw:layer="layout" svg:x1="20.021cm" svg:y1="18.083cm" svg:x2="20.021cm" svg:y2="18.295cm">
          <text:p/>
        </draw:line>
        <draw:line draw:style-name="gr10" draw:text-style-name="P2" draw:layer="layout" svg:x1="22.655cm" svg:y1="18.083cm" svg:x2="22.655cm" svg:y2="18.295cm">
          <text:p/>
        </draw:line>
        <draw:line draw:style-name="gr10" draw:text-style-name="P2" draw:layer="layout" svg:x1="25.288cm" svg:y1="18.083cm" svg:x2="25.288cm" svg:y2="18.295cm">
          <text:p/>
        </draw:line>
        <draw:line draw:style-name="gr10" draw:text-style-name="P2" draw:layer="layout" svg:x1="27.921cm" svg:y1="18.083cm" svg:x2="27.921cm" svg:y2="18.295cm">
          <text:p/>
        </draw:line>
        <draw:frame draw:style-name="gr11" draw:text-style-name="P10" draw:layer="layout" svg:width="0.488cm" svg:height="0.905cm" svg:x="17.274cm" svg:y="18.365cm">
          <draw:text-box>
            <text:p text:style-name="P9"><text:span text:style-name="T3">5</text:span></text:p>
          </draw:text-box>
        </draw:frame>
        <draw:frame draw:style-name="gr12" draw:text-style-name="P10" draw:layer="layout" svg:width="1.001cm" svg:height="0.905cm" svg:x="19.793cm" svg:y="18.365cm">
          <draw:text-box>
            <text:p text:style-name="P9"><text:span text:style-name="T3">10</text:span></text:p>
          </draw:text-box>
        </draw:frame>
        <draw:frame draw:style-name="gr13" draw:text-style-name="P10" draw:layer="layout" svg:width="0.984cm" svg:height="0.905cm" svg:x="22.437cm" svg:y="18.365cm">
          <draw:text-box>
            <text:p text:style-name="P9"><text:span text:style-name="T3">15</text:span></text:p>
          </draw:text-box>
        </draw:frame>
        <draw:frame draw:style-name="gr12" draw:text-style-name="P10" draw:layer="layout" svg:width="1.001cm" svg:height="0.905cm" svg:x="25.067cm" svg:y="18.365cm">
          <draw:text-box>
            <text:p text:style-name="P9"><text:span text:style-name="T3">20</text:span></text:p>
          </draw:text-box>
        </draw:frame>
        <draw:line draw:style-name="gr10" draw:text-style-name="P2" draw:layer="layout" svg:x1="14.53cm" svg:y1="17.591cm" svg:x2="14.53cm" svg:y2="5.886cm">
          <text:p/>
        </draw:line>
        <draw:line draw:style-name="gr10" draw:text-style-name="P2" draw:layer="layout" svg:x1="14.53cm" svg:y1="17.591cm" svg:x2="14.372cm" svg:y2="17.591cm">
          <text:p/>
        </draw:line>
        <draw:line draw:style-name="gr10" draw:text-style-name="P2" draw:layer="layout" svg:x1="14.53cm" svg:y1="15.25cm" svg:x2="14.372cm" svg:y2="15.25cm">
          <text:p/>
        </draw:line>
        <draw:line draw:style-name="gr10" draw:text-style-name="P2" draw:layer="layout" svg:x1="14.53cm" svg:y1="12.91cm" svg:x2="14.372cm" svg:y2="12.91cm">
          <text:p/>
        </draw:line>
        <draw:line draw:style-name="gr10" draw:text-style-name="P2" draw:layer="layout" svg:x1="14.53cm" svg:y1="10.568cm" svg:x2="14.372cm" svg:y2="10.568cm">
          <text:p/>
        </draw:line>
        <draw:line draw:style-name="gr10" draw:text-style-name="P2" draw:layer="layout" svg:x1="14.53cm" svg:y1="8.227cm" svg:x2="14.372cm" svg:y2="8.227cm">
          <text:p/>
        </draw:line>
        <draw:line draw:style-name="gr10" draw:text-style-name="P2" draw:layer="layout" svg:x1="14.53cm" svg:y1="5.886cm" svg:x2="14.372cm" svg:y2="5.886cm">
          <text:p/>
        </draw:line>
        <draw:frame draw:style-name="gr12" draw:text-style-name="P10" draw:layer="layout" svg:width="1.001cm" svg:height="0.905cm" svg:x="27.699cm" svg:y="18.365cm">
          <draw:text-box>
            <text:p text:style-name="P9"><text:span text:style-name="T3">25</text:span></text:p>
          </draw:text-box>
        </draw:frame>
        <draw:frame draw:style-name="gr14" draw:text-style-name="P10" draw:layer="layout" svg:width="0.488cm" svg:height="0.933cm" svg:x="13.845cm" svg:y="17.173cm">
          <draw:text-box>
            <text:p text:style-name="P9"><text:span text:style-name="T3">0</text:span></text:p>
          </draw:text-box>
        </draw:frame>
        <draw:frame draw:style-name="gr15" draw:text-style-name="P10" draw:layer="layout" svg:width="0.989cm" svg:height="0.905cm" svg:x="13.525cm" svg:y="14.949cm">
          <draw:text-box>
            <text:p text:style-name="P9"><text:span text:style-name="T3">20</text:span></text:p>
          </draw:text-box>
        </draw:frame>
        <draw:frame draw:style-name="gr16" draw:text-style-name="P10" draw:layer="layout" svg:width="0.989cm" svg:height="0.906cm" svg:x="13.525cm" svg:y="12.603cm">
          <draw:text-box>
            <text:p text:style-name="P9"><text:span text:style-name="T3">40</text:span></text:p>
          </draw:text-box>
        </draw:frame>
        <draw:frame draw:style-name="gr15" draw:text-style-name="P10" draw:layer="layout" svg:width="0.989cm" svg:height="0.905cm" svg:x="13.525cm" svg:y="10.253cm">
          <draw:text-box>
            <text:p text:style-name="P9"><text:span text:style-name="T3">60</text:span></text:p>
          </draw:text-box>
        </draw:frame>
        <draw:frame draw:style-name="gr16" draw:text-style-name="P10" draw:layer="layout" svg:width="0.989cm" svg:height="0.906cm" svg:x="13.525cm" svg:y="7.934cm">
          <draw:text-box>
            <text:p text:style-name="P9"><text:span text:style-name="T3">80</text:span></text:p>
          </draw:text-box>
        </draw:frame>
        <draw:frame draw:style-name="gr17" draw:text-style-name="P10" draw:layer="layout" svg:width="1.488cm" svg:height="0.905cm" svg:x="13.104cm" svg:y="5.567cm">
          <draw:text-box>
            <text:p text:style-name="P9"><text:span text:style-name="T3">100</text:span></text:p>
          </draw:text-box>
        </draw:frame>
        <draw:frame draw:style-name="gr18" draw:text-style-name="P11" draw:layer="layout" svg:width="8.1cm" svg:height="1.492cm" svg:x="19.968cm" svg:y="5.629cm">
          <draw:text-box>
            <text:p text:style-name="P9"><text:span text:style-name="T4">Popularity over time</text:span></text:p>
          </draw:text-box>
        </draw:frame>
        <draw:frame draw:style-name="gr19" draw:text-style-name="P12" draw:layer="layout" svg:width="7.337cm" svg:height="1.094cm" svg:x="19.631cm" svg:y="19.106cm">
          <draw:text-box>
            <text:p text:style-name="P9"><text:span text:style-name="T5">Time of simulation</text:span></text:p>
          </draw:text-box>
        </draw:frame>
        <draw:polyline draw:style-name="gr20" draw:text-style-name="P2" draw:layer="layout" svg:width="12.639cm" svg:height="9.377cm" svg:x="15.282cm" svg:y="5.3cm" svg:viewBox="0 0 12640 9378" draw:points="0,0 527,1918 1053,3444 1580,4661 2107,5629 2633,6400 3160,7014 3686,7504 4213,7893 4740,8203 5267,8450 5794,8647 6320,8804 6847,8929 7374,9029 7900,9107 8427,9171 8953,9221 9480,9261 10006,9293 10533,9318 11060,9339 11586,9354 12113,9367 12640,9378">
          <text:p/>
        </draw:polyline>
        <draw:line draw:style-name="gr5" draw:text-style-name="P2" draw:layer="layout" svg:x1="21.708cm" svg:y1="7.671cm" svg:x2="22.421cm" svg:y2="7.671cm">
          <text:p/>
        </draw:line>
        <draw:line draw:style-name="gr20" draw:text-style-name="P2" draw:layer="layout" svg:x1="21.668cm" svg:y1="8.558cm" svg:x2="22.381cm" svg:y2="8.558cm">
          <text:p/>
        </draw:line>
        <draw:frame draw:style-name="gr21" draw:text-style-name="P12" draw:layer="layout" svg:width="8.619cm" svg:height="1.11cm" draw:transform="rotate (1.5707963267949) translate (12.168cm 15.921cm)">
          <draw:text-box>
            <text:p text:style-name="P9"><text:span text:style-name="T5">Simulated #views</text:span></text:p>
          </draw:text-box>
        </draw:frame>
        <draw:frame draw:style-name="gr22" draw:text-style-name="P13" draw:layer="layout" svg:width="5.086cm" svg:height="1.094cm" svg:x="22.782cm" svg:y="7.247cm">
          <draw:text-box>
            <text:p text:style-name="P9"><text:span text:style-name="T6">No promotion</text:span></text:p>
          </draw:text-box>
        </draw:frame>
        <draw:line draw:style-name="gr10" draw:text-style-name="P2" draw:layer="layout" svg:x1="14.754cm" svg:y1="18.085cm" svg:x2="14.754cm" svg:y2="18.296cm">
          <text:p/>
        </draw:line>
        <draw:frame draw:style-name="gr23" draw:text-style-name="P13" draw:layer="layout" svg:width="5.326cm" svg:height="1.795cm" svg:x="22.742cm" svg:y="8.126cm">
          <draw:text-box>
            <text:p text:style-name="P9"><text:span text:style-name="T6">Const. promo. </text:span></text:p>
            <text:p text:style-name="P9"><text:span text:style-name="T6">(s* = 5)</text:span></text:p>
          </draw:text-box>
        </draw:frame>
        <draw:frame draw:style-name="gr11" draw:text-style-name="P10" draw:layer="layout" svg:width="0.488cm" svg:height="0.905cm" svg:x="14.649cm" svg:y="18.369cm">
          <draw:text-box>
            <text:p text:style-name="P9"><text:span text:style-name="T3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TeXGyreHeros" svg:font-family="TeXGyreHeros"/>
    <style:font-face style:name="TeXGyreHerosular" svg:font-family="TeXGyreHerosular"/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ct_20_fără_20_umplere_20_și_20_linie" style:display-name="Obiect fără umplere și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Implici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an-Andrei RIZOIU</meta:initial-creator>
    <meta:creation-date>2017-05-29T13:56:52.231520742</meta:creation-date>
    <dc:date>2017-05-29T14:07:47.856465357</dc:date>
    <dc:creator>Marian-Andrei RIZOIU</dc:creator>
    <meta:editing-duration>PT6M44S</meta:editing-duration>
    <meta:editing-cycles>1</meta:editing-cycles>
    <meta:generator>LibreOffice/5.3.3.2$Linux_X86_64 LibreOffice_project/30m0$Build-2</meta:generator>
    <meta:document-statistic meta:object-count="331"/>
  </office:meta>
</office:document-meta>
</file>

<file path=Object 1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2/content.xml><?xml version="1.0" encoding="utf-8"?>
<math xmlns="http://www.w3.org/1998/Math/MathML" display="block">
  <semantics>
    <mi mathvariant="normal">∞</mi>
    <annotation encoding="StarMath 5.0">infinity</annotation>
  </semantics>
</math>
</file>